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500" calcext:value-type="float">
            <text:p>1500</text:p>
          </table:table-cell>
          <table:table-cell office:value-type="float" office:value="1750" calcext:value-type="float">
            <text:p>17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6.9420068264008" calcext:value-type="float">
            <text:p>36.9420068264008</text:p>
          </table:table-cell>
          <table:table-cell office:value-type="float" office:value="46874" calcext:value-type="float">
            <text:p>46874</text:p>
          </table:table-cell>
          <table:table-cell table:number-columns-repeated="2" office:value-type="float" office:value="46757" calcext:value-type="float">
            <text:p>46757</text:p>
          </table:table-cell>
          <table:table-cell office:value-type="float" office:value="46590" calcext:value-type="float">
            <text:p>46590</text:p>
          </table:table-cell>
          <table:table-cell table:number-columns-repeated="2" office:value-type="float" office:value="46473" calcext:value-type="float">
            <text:p>46473</text:p>
          </table:table-cell>
          <table:table-cell office:value-type="float" office:value="46124" calcext:value-type="float">
            <text:p>46124</text:p>
          </table:table-cell>
          <table:table-cell office:value-type="float" office:value="45638" calcext:value-type="float">
            <text:p>45638</text:p>
          </table:table-cell>
          <table:table-cell/>
          <table:table-cell office:value-type="string" calcext:value-type="string">
            <text:p>pr107</text:p>
          </table:table-cell>
          <table:table-cell/>
          <table:table-cell table:formula="of:=([.B2]-[.$K$3])/[.$K$3]" office:value-type="float" office:value="0.0580321874365167" calcext:value-type="float">
            <text:p>0.058032187436517</text:p>
          </table:table-cell>
          <table:table-cell table:formula="of:=([.C2]-[.$K$3])/[.$K$3]" office:value-type="float" office:value="0.0553912827573754" calcext:value-type="float">
            <text:p>0.055391282757375</text:p>
          </table:table-cell>
          <table:table-cell table:formula="of:=([.D2]-[.$K$3])/[.$K$3]" office:value-type="float" office:value="0.0553912827573754" calcext:value-type="float">
            <text:p>0.055391282757375</text:p>
          </table:table-cell>
          <table:table-cell table:formula="of:=([.E2]-[.$K$3])/[.$K$3]" office:value-type="float" office:value="0.0516217863350112" calcext:value-type="float">
            <text:p>0.051621786335011</text:p>
          </table:table-cell>
          <table:table-cell table:formula="of:=([.F2]-[.$K$3])/[.$K$3]" office:value-type="float" office:value="0.0489808816558698" calcext:value-type="float">
            <text:p>0.04898088165587</text:p>
          </table:table-cell>
          <table:table-cell table:formula="of:=([.G2]-[.$K$3])/[.$K$3]" office:value-type="float" office:value="0.0489808816558698" calcext:value-type="float">
            <text:p>0.04898088165587</text:p>
          </table:table-cell>
          <table:table-cell table:formula="of:=([.H2]-[.$K$3])/[.$K$3]" office:value-type="float" office:value="0.0411033112881746" calcext:value-type="float">
            <text:p>0.041103311288175</text:p>
          </table:table-cell>
          <table:table-cell table:formula="of:=([.I2]-[.$K$3])/[.$K$3]" office:value-type="float" office:value="0.0301333995440489" calcext:value-type="float">
            <text:p>0.030133399544049</text:p>
          </table:table-cell>
        </table:table-row>
        <table:table-row table:style-name="ro1">
          <table:table-cell office:value-type="float" office:value="36.4552090167999" calcext:value-type="float">
            <text:p>36.4552090167999</text:p>
          </table:table-cell>
          <table:table-cell office:value-type="float" office:value="46874" calcext:value-type="float">
            <text:p>46874</text:p>
          </table:table-cell>
          <table:table-cell table:number-columns-repeated="2" office:value-type="float" office:value="46707" calcext:value-type="float">
            <text:p>46707</text:p>
          </table:table-cell>
          <table:table-cell office:value-type="float" office:value="46593" calcext:value-type="float">
            <text:p>46593</text:p>
          </table:table-cell>
          <table:table-cell table:number-columns-repeated="4" office:value-type="float" office:value="46361" calcext:value-type="float">
            <text:p>46361</text:p>
          </table:table-cell>
          <table:table-cell/>
          <table:table-cell office:value-type="float" office:value="44303" calcext:value-type="float">
            <text:p>44303</text:p>
          </table:table-cell>
          <table:table-cell/>
          <table:table-cell table:formula="of:=([.B3]-[.$K$3])/[.$K$3]" office:value-type="float" office:value="0.0580321874365167" calcext:value-type="float">
            <text:p>0.058032187436517</text:p>
          </table:table-cell>
          <table:table-cell table:formula="of:=([.C3]-[.$K$3])/[.$K$3]" office:value-type="float" office:value="0.0542626910141525" calcext:value-type="float">
            <text:p>0.054262691014153</text:p>
          </table:table-cell>
          <table:table-cell table:formula="of:=([.D3]-[.$K$3])/[.$K$3]" office:value-type="float" office:value="0.0542626910141525" calcext:value-type="float">
            <text:p>0.054262691014153</text:p>
          </table:table-cell>
          <table:table-cell table:formula="of:=([.E3]-[.$K$3])/[.$K$3]" office:value-type="float" office:value="0.0516895018396045" calcext:value-type="float">
            <text:p>0.051689501839605</text:p>
          </table:table-cell>
          <table:table-cell table:formula="of:=([.F3]-[.$K$3])/[.$K$3]" office:value-type="float" office:value="0.0464528361510507" calcext:value-type="float">
            <text:p>0.046452836151051</text:p>
          </table:table-cell>
          <table:table-cell table:formula="of:=([.G3]-[.$K$3])/[.$K$3]" office:value-type="float" office:value="0.0464528361510507" calcext:value-type="float">
            <text:p>0.046452836151051</text:p>
          </table:table-cell>
          <table:table-cell table:formula="of:=([.H3]-[.$K$3])/[.$K$3]" office:value-type="float" office:value="0.0464528361510507" calcext:value-type="float">
            <text:p>0.046452836151051</text:p>
          </table:table-cell>
          <table:table-cell table:formula="of:=([.I3]-[.$K$3])/[.$K$3]" office:value-type="float" office:value="0.0464528361510507" calcext:value-type="float">
            <text:p>0.046452836151051</text:p>
          </table:table-cell>
        </table:table-row>
        <table:table-row table:style-name="ro1">
          <table:table-cell office:value-type="float" office:value="35.3447456359863" calcext:value-type="float">
            <text:p>35.3447456359863</text:p>
          </table:table-cell>
          <table:table-cell table:number-columns-repeated="2" office:value-type="float" office:value="46712" calcext:value-type="float">
            <text:p>46712</text:p>
          </table:table-cell>
          <table:table-cell table:number-columns-repeated="5" office:value-type="float" office:value="46595" calcext:value-type="float">
            <text:p>46595</text:p>
          </table:table-cell>
          <table:table-cell office:value-type="float" office:value="46540" calcext:value-type="float">
            <text:p>46540</text:p>
          </table:table-cell>
          <table:table-cell table:number-columns-repeated="3"/>
          <table:table-cell table:formula="of:=([.B4]-[.$K$3])/[.$K$3]" office:value-type="float" office:value="0.0543755501884748" calcext:value-type="float">
            <text:p>0.054375550188475</text:p>
          </table:table-cell>
          <table:table-cell table:formula="of:=([.C4]-[.$K$3])/[.$K$3]" office:value-type="float" office:value="0.0543755501884748" calcext:value-type="float">
            <text:p>0.054375550188475</text:p>
          </table:table-cell>
          <table:table-cell table:formula="of:=([.D4]-[.$K$3])/[.$K$3]" office:value-type="float" office:value="0.0517346455093335" calcext:value-type="float">
            <text:p>0.051734645509334</text:p>
          </table:table-cell>
          <table:table-cell table:formula="of:=([.E4]-[.$K$3])/[.$K$3]" office:value-type="float" office:value="0.0517346455093335" calcext:value-type="float">
            <text:p>0.051734645509334</text:p>
          </table:table-cell>
          <table:table-cell table:formula="of:=([.F4]-[.$K$3])/[.$K$3]" office:value-type="float" office:value="0.0517346455093335" calcext:value-type="float">
            <text:p>0.051734645509334</text:p>
          </table:table-cell>
          <table:table-cell table:formula="of:=([.G4]-[.$K$3])/[.$K$3]" office:value-type="float" office:value="0.0517346455093335" calcext:value-type="float">
            <text:p>0.051734645509334</text:p>
          </table:table-cell>
          <table:table-cell table:formula="of:=([.H4]-[.$K$3])/[.$K$3]" office:value-type="float" office:value="0.0517346455093335" calcext:value-type="float">
            <text:p>0.051734645509334</text:p>
          </table:table-cell>
          <table:table-cell table:formula="of:=([.I4]-[.$K$3])/[.$K$3]" office:value-type="float" office:value="0.0504931945917884" calcext:value-type="float">
            <text:p>0.050493194591788</text:p>
          </table:table-cell>
        </table:table-row>
        <table:table-row table:style-name="ro1">
          <table:table-cell office:value-type="float" office:value="32.4146268367767" calcext:value-type="float">
            <text:p>32.4146268367767</text:p>
          </table:table-cell>
          <table:table-cell table:number-columns-repeated="2" office:value-type="float" office:value="46874" calcext:value-type="float">
            <text:p>46874</text:p>
          </table:table-cell>
          <table:table-cell table:number-columns-repeated="2" office:value-type="float" office:value="46680" calcext:value-type="float">
            <text:p>46680</text:p>
          </table:table-cell>
          <table:table-cell table:number-columns-repeated="2" office:value-type="float" office:value="46545" calcext:value-type="float">
            <text:p>46545</text:p>
          </table:table-cell>
          <table:table-cell table:number-columns-repeated="2" office:value-type="float" office:value="46342" calcext:value-type="float">
            <text:p>46342</text:p>
          </table:table-cell>
          <table:table-cell table:number-columns-repeated="3"/>
          <table:table-cell table:formula="of:=([.B5]-[.$K$3])/[.$K$3]" office:value-type="float" office:value="0.0580321874365167" calcext:value-type="float">
            <text:p>0.058032187436517</text:p>
          </table:table-cell>
          <table:table-cell table:formula="of:=([.C5]-[.$K$3])/[.$K$3]" office:value-type="float" office:value="0.0580321874365167" calcext:value-type="float">
            <text:p>0.058032187436517</text:p>
          </table:table-cell>
          <table:table-cell table:formula="of:=([.D5]-[.$K$3])/[.$K$3]" office:value-type="float" office:value="0.0536532514728122" calcext:value-type="float">
            <text:p>0.053653251472812</text:p>
          </table:table-cell>
          <table:table-cell table:formula="of:=([.E5]-[.$K$3])/[.$K$3]" office:value-type="float" office:value="0.0536532514728122" calcext:value-type="float">
            <text:p>0.053653251472812</text:p>
          </table:table-cell>
          <table:table-cell table:formula="of:=([.F5]-[.$K$3])/[.$K$3]" office:value-type="float" office:value="0.0506060537661107" calcext:value-type="float">
            <text:p>0.050606053766111</text:p>
          </table:table-cell>
          <table:table-cell table:formula="of:=([.G5]-[.$K$3])/[.$K$3]" office:value-type="float" office:value="0.0506060537661107" calcext:value-type="float">
            <text:p>0.050606053766111</text:p>
          </table:table-cell>
          <table:table-cell table:formula="of:=([.H5]-[.$K$3])/[.$K$3]" office:value-type="float" office:value="0.0460239712886261" calcext:value-type="float">
            <text:p>0.046023971288626</text:p>
          </table:table-cell>
          <table:table-cell table:formula="of:=([.I5]-[.$K$3])/[.$K$3]" office:value-type="float" office:value="0.0460239712886261" calcext:value-type="float">
            <text:p>0.046023971288626</text:p>
          </table:table-cell>
        </table:table-row>
        <table:table-row table:style-name="ro1">
          <table:table-cell office:value-type="float" office:value="31.2504348754883" calcext:value-type="float">
            <text:p>31.2504348754883</text:p>
          </table:table-cell>
          <table:table-cell table:number-columns-repeated="3" office:value-type="float" office:value="47821" calcext:value-type="float">
            <text:p>47821</text:p>
          </table:table-cell>
          <table:table-cell office:value-type="float" office:value="47649" calcext:value-type="float">
            <text:p>47649</text:p>
          </table:table-cell>
          <table:table-cell table:number-columns-repeated="2" office:value-type="float" office:value="47532" calcext:value-type="float">
            <text:p>47532</text:p>
          </table:table-cell>
          <table:table-cell table:number-columns-repeated="2" office:value-type="float" office:value="47061" calcext:value-type="float">
            <text:p>47061</text:p>
          </table:table-cell>
          <table:table-cell table:number-columns-repeated="3"/>
          <table:table-cell table:formula="of:=([.B6]-[.$K$3])/[.$K$3]" office:value-type="float" office:value="0.0794077150531567" calcext:value-type="float">
            <text:p>0.079407715053157</text:p>
          </table:table-cell>
          <table:table-cell table:formula="of:=([.C6]-[.$K$3])/[.$K$3]" office:value-type="float" office:value="0.0794077150531567" calcext:value-type="float">
            <text:p>0.079407715053157</text:p>
          </table:table-cell>
          <table:table-cell table:formula="of:=([.D6]-[.$K$3])/[.$K$3]" office:value-type="float" office:value="0.0794077150531567" calcext:value-type="float">
            <text:p>0.079407715053157</text:p>
          </table:table-cell>
          <table:table-cell table:formula="of:=([.E6]-[.$K$3])/[.$K$3]" office:value-type="float" office:value="0.0755253594564702" calcext:value-type="float">
            <text:p>0.07552535945647</text:p>
          </table:table-cell>
          <table:table-cell table:formula="of:=([.F6]-[.$K$3])/[.$K$3]" office:value-type="float" office:value="0.0728844547773289" calcext:value-type="float">
            <text:p>0.072884454777329</text:p>
          </table:table-cell>
          <table:table-cell table:formula="of:=([.G6]-[.$K$3])/[.$K$3]" office:value-type="float" office:value="0.0728844547773289" calcext:value-type="float">
            <text:p>0.072884454777329</text:p>
          </table:table-cell>
          <table:table-cell table:formula="of:=([.H6]-[.$K$3])/[.$K$3]" office:value-type="float" office:value="0.06225312055617" calcext:value-type="float">
            <text:p>0.06225312055617</text:p>
          </table:table-cell>
          <table:table-cell table:formula="of:=([.I6]-[.$K$3])/[.$K$3]" office:value-type="float" office:value="0.06225312055617" calcext:value-type="float">
            <text:p>0.06225312055617</text:p>
          </table:table-cell>
        </table:table-row>
        <table:table-row table:style-name="ro1">
          <table:table-cell office:value-type="float" office:value="16.5155248641968" calcext:value-type="float">
            <text:p>16.5155248641968</text:p>
          </table:table-cell>
          <table:table-cell table:number-columns-repeated="2" office:value-type="float" office:value="5729" calcext:value-type="float">
            <text:p>5729</text:p>
          </table:table-cell>
          <table:table-cell office:value-type="float" office:value="5670" calcext:value-type="float">
            <text:p>5670</text:p>
          </table:table-cell>
          <table:table-cell table:number-columns-repeated="5" office:value-type="float" office:value="5644" calcext:value-type="float">
            <text:p>5644</text:p>
          </table:table-cell>
          <table:table-cell/>
          <table:table-cell office:value-type="string" calcext:value-type="string">
            <text:p>gr48</text:p>
          </table:table-cell>
          <table:table-cell/>
          <table:table-cell table:formula="of:=([.B7]-[.$K$8])/[.$K$8]" office:value-type="float" office:value="0.135354736424891" calcext:value-type="float">
            <text:p>0.135354736424891</text:p>
          </table:table-cell>
          <table:table-cell table:formula="of:=([.C7]-[.$K$8])/[.$K$8]" office:value-type="float" office:value="0.135354736424891" calcext:value-type="float">
            <text:p>0.135354736424891</text:p>
          </table:table-cell>
          <table:table-cell table:formula="of:=([.D7]-[.$K$8])/[.$K$8]" office:value-type="float" office:value="0.123662306777646" calcext:value-type="float">
            <text:p>0.123662306777646</text:p>
          </table:table-cell>
          <table:table-cell table:formula="of:=([.E7]-[.$K$8])/[.$K$8]" office:value-type="float" office:value="0.11850971066191" calcext:value-type="float">
            <text:p>0.11850971066191</text:p>
          </table:table-cell>
          <table:table-cell table:formula="of:=([.F7]-[.$K$8])/[.$K$8]" office:value-type="float" office:value="0.11850971066191" calcext:value-type="float">
            <text:p>0.11850971066191</text:p>
          </table:table-cell>
          <table:table-cell table:formula="of:=([.G7]-[.$K$8])/[.$K$8]" office:value-type="float" office:value="0.11850971066191" calcext:value-type="float">
            <text:p>0.11850971066191</text:p>
          </table:table-cell>
          <table:table-cell table:formula="of:=([.H7]-[.$K$8])/[.$K$8]" office:value-type="float" office:value="0.11850971066191" calcext:value-type="float">
            <text:p>0.11850971066191</text:p>
          </table:table-cell>
          <table:table-cell table:formula="of:=([.I7]-[.$K$8])/[.$K$8]" office:value-type="float" office:value="0.11850971066191" calcext:value-type="float">
            <text:p>0.11850971066191</text:p>
          </table:table-cell>
        </table:table-row>
        <table:table-row table:style-name="ro1">
          <table:table-cell office:value-type="float" office:value="16.1872811317444" calcext:value-type="float">
            <text:p>16.1872811317444</text:p>
          </table:table-cell>
          <table:table-cell office:value-type="float" office:value="5799" calcext:value-type="float">
            <text:p>5799</text:p>
          </table:table-cell>
          <table:table-cell office:value-type="float" office:value="5790" calcext:value-type="float">
            <text:p>5790</text:p>
          </table:table-cell>
          <table:table-cell table:number-columns-repeated="2" office:value-type="float" office:value="5687" calcext:value-type="float">
            <text:p>5687</text:p>
          </table:table-cell>
          <table:table-cell office:value-type="float" office:value="5664" calcext:value-type="float">
            <text:p>5664</text:p>
          </table:table-cell>
          <table:table-cell office:value-type="float" office:value="5625" calcext:value-type="float">
            <text:p>5625</text:p>
          </table:table-cell>
          <table:table-cell office:value-type="float" office:value="5600" calcext:value-type="float">
            <text:p>5600</text:p>
          </table:table-cell>
          <table:table-cell office:value-type="float" office:value="5472" calcext:value-type="float">
            <text:p>5472</text:p>
          </table:table-cell>
          <table:table-cell/>
          <table:table-cell office:value-type="float" office:value="5046" calcext:value-type="float">
            <text:p>5046</text:p>
          </table:table-cell>
          <table:table-cell/>
          <table:table-cell table:formula="of:=([.B8]-[.$K$8])/[.$K$8]" office:value-type="float" office:value="0.14922711058264" calcext:value-type="float">
            <text:p>0.14922711058264</text:p>
          </table:table-cell>
          <table:table-cell table:formula="of:=([.C8]-[.$K$8])/[.$K$8]" office:value-type="float" office:value="0.147443519619501" calcext:value-type="float">
            <text:p>0.147443519619501</text:p>
          </table:table-cell>
          <table:table-cell table:formula="of:=([.D8]-[.$K$8])/[.$K$8]" office:value-type="float" office:value="0.127031311930242" calcext:value-type="float">
            <text:p>0.127031311930242</text:p>
          </table:table-cell>
          <table:table-cell table:formula="of:=([.E8]-[.$K$8])/[.$K$8]" office:value-type="float" office:value="0.127031311930242" calcext:value-type="float">
            <text:p>0.127031311930242</text:p>
          </table:table-cell>
          <table:table-cell table:formula="of:=([.F8]-[.$K$8])/[.$K$8]" office:value-type="float" office:value="0.122473246135553" calcext:value-type="float">
            <text:p>0.122473246135553</text:p>
          </table:table-cell>
          <table:table-cell table:formula="of:=([.G8]-[.$K$8])/[.$K$8]" office:value-type="float" office:value="0.11474435196195" calcext:value-type="float">
            <text:p>0.11474435196195</text:p>
          </table:table-cell>
          <table:table-cell table:formula="of:=([.H8]-[.$K$8])/[.$K$8]" office:value-type="float" office:value="0.109789932619897" calcext:value-type="float">
            <text:p>0.109789932619897</text:p>
          </table:table-cell>
          <table:table-cell table:formula="of:=([.I8]-[.$K$8])/[.$K$8]" office:value-type="float" office:value="0.084423305588585" calcext:value-type="float">
            <text:p>0.084423305588585</text:p>
          </table:table-cell>
        </table:table-row>
        <table:table-row table:style-name="ro1">
          <table:table-cell office:value-type="float" office:value="16.4429843425751" calcext:value-type="float">
            <text:p>16.4429843425751</text:p>
          </table:table-cell>
          <table:table-cell office:value-type="float" office:value="5840" calcext:value-type="float">
            <text:p>5840</text:p>
          </table:table-cell>
          <table:table-cell office:value-type="float" office:value="5805" calcext:value-type="float">
            <text:p>5805</text:p>
          </table:table-cell>
          <table:table-cell table:number-columns-repeated="4" office:value-type="float" office:value="5705" calcext:value-type="float">
            <text:p>5705</text:p>
          </table:table-cell>
          <table:table-cell office:value-type="float" office:value="5632" calcext:value-type="float">
            <text:p>5632</text:p>
          </table:table-cell>
          <table:table-cell office:value-type="float" office:value="5504" calcext:value-type="float">
            <text:p>5504</text:p>
          </table:table-cell>
          <table:table-cell table:number-columns-repeated="3"/>
          <table:table-cell table:formula="of:=([.B9]-[.$K$8])/[.$K$8]" office:value-type="float" office:value="0.157352358303607" calcext:value-type="float">
            <text:p>0.157352358303607</text:p>
          </table:table-cell>
          <table:table-cell table:formula="of:=([.C9]-[.$K$8])/[.$K$8]" office:value-type="float" office:value="0.150416171224732" calcext:value-type="float">
            <text:p>0.150416171224732</text:p>
          </table:table-cell>
          <table:table-cell table:formula="of:=([.D9]-[.$K$8])/[.$K$8]" office:value-type="float" office:value="0.13059849385652" calcext:value-type="float">
            <text:p>0.13059849385652</text:p>
          </table:table-cell>
          <table:table-cell table:formula="of:=([.E9]-[.$K$8])/[.$K$8]" office:value-type="float" office:value="0.13059849385652" calcext:value-type="float">
            <text:p>0.13059849385652</text:p>
          </table:table-cell>
          <table:table-cell table:formula="of:=([.F9]-[.$K$8])/[.$K$8]" office:value-type="float" office:value="0.13059849385652" calcext:value-type="float">
            <text:p>0.13059849385652</text:p>
          </table:table-cell>
          <table:table-cell table:formula="of:=([.G9]-[.$K$8])/[.$K$8]" office:value-type="float" office:value="0.13059849385652" calcext:value-type="float">
            <text:p>0.13059849385652</text:p>
          </table:table-cell>
          <table:table-cell table:formula="of:=([.H9]-[.$K$8])/[.$K$8]" office:value-type="float" office:value="0.116131589377725" calcext:value-type="float">
            <text:p>0.116131589377725</text:p>
          </table:table-cell>
          <table:table-cell table:formula="of:=([.I9]-[.$K$8])/[.$K$8]" office:value-type="float" office:value="0.090764962346413" calcext:value-type="float">
            <text:p>0.090764962346413</text:p>
          </table:table-cell>
        </table:table-row>
        <table:table-row table:style-name="ro1">
          <table:table-cell office:value-type="float" office:value="16.3733575344086" calcext:value-type="float">
            <text:p>16.3733575344086</text:p>
          </table:table-cell>
          <table:table-cell office:value-type="float" office:value="5712" calcext:value-type="float">
            <text:p>5712</text:p>
          </table:table-cell>
          <table:table-cell office:value-type="float" office:value="5612" calcext:value-type="float">
            <text:p>5612</text:p>
          </table:table-cell>
          <table:table-cell office:value-type="float" office:value="5588" calcext:value-type="float">
            <text:p>5588</text:p>
          </table:table-cell>
          <table:table-cell office:value-type="float" office:value="5535" calcext:value-type="float">
            <text:p>5535</text:p>
          </table:table-cell>
          <table:table-cell table:number-columns-repeated="2" office:value-type="float" office:value="5534" calcext:value-type="float">
            <text:p>5534</text:p>
          </table:table-cell>
          <table:table-cell office:value-type="float" office:value="5525" calcext:value-type="float">
            <text:p>5525</text:p>
          </table:table-cell>
          <table:table-cell office:value-type="float" office:value="5477" calcext:value-type="float">
            <text:p>5477</text:p>
          </table:table-cell>
          <table:table-cell table:number-columns-repeated="3"/>
          <table:table-cell table:formula="of:=([.B10]-[.$K$8])/[.$K$8]" office:value-type="float" office:value="0.131985731272295" calcext:value-type="float">
            <text:p>0.131985731272295</text:p>
          </table:table-cell>
          <table:table-cell table:formula="of:=([.C10]-[.$K$8])/[.$K$8]" office:value-type="float" office:value="0.112168053904082" calcext:value-type="float">
            <text:p>0.112168053904082</text:p>
          </table:table-cell>
          <table:table-cell table:formula="of:=([.D10]-[.$K$8])/[.$K$8]" office:value-type="float" office:value="0.107411811335711" calcext:value-type="float">
            <text:p>0.107411811335711</text:p>
          </table:table-cell>
          <table:table-cell table:formula="of:=([.E10]-[.$K$8])/[.$K$8]" office:value-type="float" office:value="0.0969084423305589" calcext:value-type="float">
            <text:p>0.096908442330559</text:p>
          </table:table-cell>
          <table:table-cell table:formula="of:=([.F10]-[.$K$8])/[.$K$8]" office:value-type="float" office:value="0.0967102655568767" calcext:value-type="float">
            <text:p>0.096710265556877</text:p>
          </table:table-cell>
          <table:table-cell table:formula="of:=([.G10]-[.$K$8])/[.$K$8]" office:value-type="float" office:value="0.0967102655568767" calcext:value-type="float">
            <text:p>0.096710265556877</text:p>
          </table:table-cell>
          <table:table-cell table:formula="of:=([.H10]-[.$K$8])/[.$K$8]" office:value-type="float" office:value="0.0949266745937376" calcext:value-type="float">
            <text:p>0.094926674593738</text:p>
          </table:table-cell>
          <table:table-cell table:formula="of:=([.I10]-[.$K$8])/[.$K$8]" office:value-type="float" office:value="0.0854141894569956" calcext:value-type="float">
            <text:p>0.085414189456996</text:p>
          </table:table-cell>
        </table:table-row>
        <table:table-row table:style-name="ro1">
          <table:table-cell office:value-type="float" office:value="16.3352546691895" calcext:value-type="float">
            <text:p>16.3352546691895</text:p>
          </table:table-cell>
          <table:table-cell table:number-columns-repeated="2" office:value-type="float" office:value="5755" calcext:value-type="float">
            <text:p>5755</text:p>
          </table:table-cell>
          <table:table-cell office:value-type="float" office:value="5702" calcext:value-type="float">
            <text:p>5702</text:p>
          </table:table-cell>
          <table:table-cell table:number-columns-repeated="2" office:value-type="float" office:value="5680" calcext:value-type="float">
            <text:p>5680</text:p>
          </table:table-cell>
          <table:table-cell office:value-type="float" office:value="5668" calcext:value-type="float">
            <text:p>5668</text:p>
          </table:table-cell>
          <table:table-cell table:number-columns-repeated="2" office:value-type="float" office:value="5632" calcext:value-type="float">
            <text:p>5632</text:p>
          </table:table-cell>
          <table:table-cell table:number-columns-repeated="3"/>
          <table:table-cell table:formula="of:=([.B11]-[.$K$8])/[.$K$8]" office:value-type="float" office:value="0.140507332540626" calcext:value-type="float">
            <text:p>0.140507332540626</text:p>
          </table:table-cell>
          <table:table-cell table:formula="of:=([.C11]-[.$K$8])/[.$K$8]" office:value-type="float" office:value="0.140507332540626" calcext:value-type="float">
            <text:p>0.140507332540626</text:p>
          </table:table-cell>
          <table:table-cell table:formula="of:=([.D11]-[.$K$8])/[.$K$8]" office:value-type="float" office:value="0.130003963535474" calcext:value-type="float">
            <text:p>0.130003963535474</text:p>
          </table:table-cell>
          <table:table-cell table:formula="of:=([.E11]-[.$K$8])/[.$K$8]" office:value-type="float" office:value="0.125644074514467" calcext:value-type="float">
            <text:p>0.125644074514467</text:p>
          </table:table-cell>
          <table:table-cell table:formula="of:=([.F11]-[.$K$8])/[.$K$8]" office:value-type="float" office:value="0.125644074514467" calcext:value-type="float">
            <text:p>0.125644074514467</text:p>
          </table:table-cell>
          <table:table-cell table:formula="of:=([.G11]-[.$K$8])/[.$K$8]" office:value-type="float" office:value="0.123265953230281" calcext:value-type="float">
            <text:p>0.123265953230281</text:p>
          </table:table-cell>
          <table:table-cell table:formula="of:=([.H11]-[.$K$8])/[.$K$8]" office:value-type="float" office:value="0.116131589377725" calcext:value-type="float">
            <text:p>0.116131589377725</text:p>
          </table:table-cell>
          <table:table-cell table:formula="of:=([.I11]-[.$K$8])/[.$K$8]" office:value-type="float" office:value="0.116131589377725" calcext:value-type="float">
            <text:p>0.116131589377725</text:p>
          </table:table-cell>
        </table:table-row>
        <table:table-row table:style-name="ro1">
          <table:table-cell office:value-type="float" office:value="14.2147355079651" calcext:value-type="float">
            <text:p>14.2147355079651</text:p>
          </table:table-cell>
          <table:table-cell office:value-type="float" office:value="8584" calcext:value-type="float">
            <text:p>8584</text:p>
          </table:table-cell>
          <table:table-cell table:number-columns-repeated="5" office:value-type="float" office:value="8532" calcext:value-type="float">
            <text:p>8532</text:p>
          </table:table-cell>
          <table:table-cell table:number-columns-repeated="2" office:value-type="float" office:value="8530" calcext:value-type="float">
            <text:p>8530</text:p>
          </table:table-cell>
          <table:table-cell/>
          <table:table-cell office:value-type="string" calcext:value-type="string">
            <text:p>ft53</text:p>
          </table:table-cell>
          <table:table-cell/>
          <table:table-cell table:formula="of:=([.B12]-[.$K$13])/[.$K$13]" office:value-type="float" office:value="0.243157132512672" calcext:value-type="float">
            <text:p>0.243157132512672</text:p>
          </table:table-cell>
          <table:table-cell table:formula="of:=([.C12]-[.$K$13])/[.$K$13]" office:value-type="float" office:value="0.235626357711803" calcext:value-type="float">
            <text:p>0.235626357711803</text:p>
          </table:table-cell>
          <table:table-cell table:formula="of:=([.D12]-[.$K$13])/[.$K$13]" office:value-type="float" office:value="0.235626357711803" calcext:value-type="float">
            <text:p>0.235626357711803</text:p>
          </table:table-cell>
          <table:table-cell table:formula="of:=([.E12]-[.$K$13])/[.$K$13]" office:value-type="float" office:value="0.235626357711803" calcext:value-type="float">
            <text:p>0.235626357711803</text:p>
          </table:table-cell>
          <table:table-cell table:formula="of:=([.F12]-[.$K$13])/[.$K$13]" office:value-type="float" office:value="0.235626357711803" calcext:value-type="float">
            <text:p>0.235626357711803</text:p>
          </table:table-cell>
          <table:table-cell table:formula="of:=([.G12]-[.$K$13])/[.$K$13]" office:value-type="float" office:value="0.235626357711803" calcext:value-type="float">
            <text:p>0.235626357711803</text:p>
          </table:table-cell>
          <table:table-cell table:formula="of:=([.H12]-[.$K$13])/[.$K$13]" office:value-type="float" office:value="0.235336712527154" calcext:value-type="float">
            <text:p>0.235336712527154</text:p>
          </table:table-cell>
          <table:table-cell table:formula="of:=([.I12]-[.$K$13])/[.$K$13]" office:value-type="float" office:value="0.235336712527154" calcext:value-type="float">
            <text:p>0.235336712527154</text:p>
          </table:table-cell>
        </table:table-row>
        <table:table-row table:style-name="ro1">
          <table:table-cell office:value-type="float" office:value="13.8863396644592" calcext:value-type="float">
            <text:p>13.8863396644592</text:p>
          </table:table-cell>
          <table:table-cell office:value-type="float" office:value="8798" calcext:value-type="float">
            <text:p>8798</text:p>
          </table:table-cell>
          <table:table-cell table:number-columns-repeated="5" office:value-type="float" office:value="8664" calcext:value-type="float">
            <text:p>8664</text:p>
          </table:table-cell>
          <table:table-cell table:number-columns-repeated="2" office:value-type="float" office:value="8553" calcext:value-type="float">
            <text:p>8553</text:p>
          </table:table-cell>
          <table:table-cell/>
          <table:table-cell office:value-type="float" office:value="6905" calcext:value-type="float">
            <text:p>6905</text:p>
          </table:table-cell>
          <table:table-cell/>
          <table:table-cell table:formula="of:=([.B13]-[.$K$13])/[.$K$13]" office:value-type="float" office:value="0.274149167270094" calcext:value-type="float">
            <text:p>0.274149167270094</text:p>
          </table:table-cell>
          <table:table-cell table:formula="of:=([.C13]-[.$K$13])/[.$K$13]" office:value-type="float" office:value="0.254742939898624" calcext:value-type="float">
            <text:p>0.254742939898624</text:p>
          </table:table-cell>
          <table:table-cell table:formula="of:=([.D13]-[.$K$13])/[.$K$13]" office:value-type="float" office:value="0.254742939898624" calcext:value-type="float">
            <text:p>0.254742939898624</text:p>
          </table:table-cell>
          <table:table-cell table:formula="of:=([.E13]-[.$K$13])/[.$K$13]" office:value-type="float" office:value="0.254742939898624" calcext:value-type="float">
            <text:p>0.254742939898624</text:p>
          </table:table-cell>
          <table:table-cell table:formula="of:=([.F13]-[.$K$13])/[.$K$13]" office:value-type="float" office:value="0.254742939898624" calcext:value-type="float">
            <text:p>0.254742939898624</text:p>
          </table:table-cell>
          <table:table-cell table:formula="of:=([.G13]-[.$K$13])/[.$K$13]" office:value-type="float" office:value="0.254742939898624" calcext:value-type="float">
            <text:p>0.254742939898624</text:p>
          </table:table-cell>
          <table:table-cell table:formula="of:=([.H13]-[.$K$13])/[.$K$13]" office:value-type="float" office:value="0.238667632150615" calcext:value-type="float">
            <text:p>0.238667632150615</text:p>
          </table:table-cell>
          <table:table-cell table:formula="of:=([.I13]-[.$K$13])/[.$K$13]" office:value-type="float" office:value="0.238667632150615" calcext:value-type="float">
            <text:p>0.238667632150615</text:p>
          </table:table-cell>
        </table:table-row>
        <table:table-row table:style-name="ro1">
          <table:table-cell office:value-type="float" office:value="14.2415289878845" calcext:value-type="float">
            <text:p>14.2415289878845</text:p>
          </table:table-cell>
          <table:table-cell table:number-columns-repeated="2" office:value-type="float" office:value="8584" calcext:value-type="float">
            <text:p>8584</text:p>
          </table:table-cell>
          <table:table-cell table:number-columns-repeated="5" office:value-type="float" office:value="8440" calcext:value-type="float">
            <text:p>8440</text:p>
          </table:table-cell>
          <table:table-cell office:value-type="float" office:value="8377" calcext:value-type="float">
            <text:p>8377</text:p>
          </table:table-cell>
          <table:table-cell table:number-columns-repeated="3"/>
          <table:table-cell table:formula="of:=([.B14]-[.$K$13])/[.$K$13]" office:value-type="float" office:value="0.243157132512672" calcext:value-type="float">
            <text:p>0.243157132512672</text:p>
          </table:table-cell>
          <table:table-cell table:formula="of:=([.C14]-[.$K$13])/[.$K$13]" office:value-type="float" office:value="0.243157132512672" calcext:value-type="float">
            <text:p>0.243157132512672</text:p>
          </table:table-cell>
          <table:table-cell table:formula="of:=([.D14]-[.$K$13])/[.$K$13]" office:value-type="float" office:value="0.222302679217958" calcext:value-type="float">
            <text:p>0.222302679217958</text:p>
          </table:table-cell>
          <table:table-cell table:formula="of:=([.E14]-[.$K$13])/[.$K$13]" office:value-type="float" office:value="0.222302679217958" calcext:value-type="float">
            <text:p>0.222302679217958</text:p>
          </table:table-cell>
          <table:table-cell table:formula="of:=([.F14]-[.$K$13])/[.$K$13]" office:value-type="float" office:value="0.222302679217958" calcext:value-type="float">
            <text:p>0.222302679217958</text:p>
          </table:table-cell>
          <table:table-cell table:formula="of:=([.G14]-[.$K$13])/[.$K$13]" office:value-type="float" office:value="0.222302679217958" calcext:value-type="float">
            <text:p>0.222302679217958</text:p>
          </table:table-cell>
          <table:table-cell table:formula="of:=([.H14]-[.$K$13])/[.$K$13]" office:value-type="float" office:value="0.222302679217958" calcext:value-type="float">
            <text:p>0.222302679217958</text:p>
          </table:table-cell>
          <table:table-cell table:formula="of:=([.I14]-[.$K$13])/[.$K$13]" office:value-type="float" office:value="0.213178855901521" calcext:value-type="float">
            <text:p>0.213178855901521</text:p>
          </table:table-cell>
        </table:table-row>
        <table:table-row table:style-name="ro1">
          <table:table-cell office:value-type="float" office:value="14.0636656284332" calcext:value-type="float">
            <text:p>14.0636656284332</text:p>
          </table:table-cell>
          <table:table-cell office:value-type="float" office:value="8440" calcext:value-type="float">
            <text:p>8440</text:p>
          </table:table-cell>
          <table:table-cell office:value-type="float" office:value="8405" calcext:value-type="float">
            <text:p>8405</text:p>
          </table:table-cell>
          <table:table-cell table:number-columns-repeated="2" office:value-type="float" office:value="8392" calcext:value-type="float">
            <text:p>8392</text:p>
          </table:table-cell>
          <table:table-cell table:number-columns-repeated="3" office:value-type="float" office:value="8377" calcext:value-type="float">
            <text:p>8377</text:p>
          </table:table-cell>
          <table:table-cell office:value-type="float" office:value="8311" calcext:value-type="float">
            <text:p>8311</text:p>
          </table:table-cell>
          <table:table-cell table:number-columns-repeated="3"/>
          <table:table-cell table:formula="of:=([.B15]-[.$K$13])/[.$K$13]" office:value-type="float" office:value="0.222302679217958" calcext:value-type="float">
            <text:p>0.222302679217958</text:p>
          </table:table-cell>
          <table:table-cell table:formula="of:=([.C15]-[.$K$13])/[.$K$13]" office:value-type="float" office:value="0.217233888486604" calcext:value-type="float">
            <text:p>0.217233888486604</text:p>
          </table:table-cell>
          <table:table-cell table:formula="of:=([.D15]-[.$K$13])/[.$K$13]" office:value-type="float" office:value="0.215351194786387" calcext:value-type="float">
            <text:p>0.215351194786387</text:p>
          </table:table-cell>
          <table:table-cell table:formula="of:=([.E15]-[.$K$13])/[.$K$13]" office:value-type="float" office:value="0.215351194786387" calcext:value-type="float">
            <text:p>0.215351194786387</text:p>
          </table:table-cell>
          <table:table-cell table:formula="of:=([.F15]-[.$K$13])/[.$K$13]" office:value-type="float" office:value="0.213178855901521" calcext:value-type="float">
            <text:p>0.213178855901521</text:p>
          </table:table-cell>
          <table:table-cell table:formula="of:=([.G15]-[.$K$13])/[.$K$13]" office:value-type="float" office:value="0.213178855901521" calcext:value-type="float">
            <text:p>0.213178855901521</text:p>
          </table:table-cell>
          <table:table-cell table:formula="of:=([.H15]-[.$K$13])/[.$K$13]" office:value-type="float" office:value="0.213178855901521" calcext:value-type="float">
            <text:p>0.213178855901521</text:p>
          </table:table-cell>
          <table:table-cell table:formula="of:=([.I15]-[.$K$13])/[.$K$13]" office:value-type="float" office:value="0.20362056480811" calcext:value-type="float">
            <text:p>0.20362056480811</text:p>
          </table:table-cell>
        </table:table-row>
        <table:table-row table:style-name="ro1">
          <table:table-cell office:value-type="float" office:value="14.4157991409302" calcext:value-type="float">
            <text:p>14.4157991409302</text:p>
          </table:table-cell>
          <table:table-cell table:number-columns-repeated="3" office:value-type="float" office:value="8358" calcext:value-type="float">
            <text:p>8358</text:p>
          </table:table-cell>
          <table:table-cell table:number-columns-repeated="5" office:value-type="float" office:value="8323" calcext:value-type="float">
            <text:p>8323</text:p>
          </table:table-cell>
          <table:table-cell table:number-columns-repeated="3"/>
          <table:table-cell table:formula="of:=([.B16]-[.$K$13])/[.$K$13]" office:value-type="float" office:value="0.210427226647357" calcext:value-type="float">
            <text:p>0.210427226647357</text:p>
          </table:table-cell>
          <table:table-cell table:formula="of:=([.C16]-[.$K$13])/[.$K$13]" office:value-type="float" office:value="0.210427226647357" calcext:value-type="float">
            <text:p>0.210427226647357</text:p>
          </table:table-cell>
          <table:table-cell table:formula="of:=([.D16]-[.$K$13])/[.$K$13]" office:value-type="float" office:value="0.210427226647357" calcext:value-type="float">
            <text:p>0.210427226647357</text:p>
          </table:table-cell>
          <table:table-cell table:formula="of:=([.E16]-[.$K$13])/[.$K$13]" office:value-type="float" office:value="0.205358435916003" calcext:value-type="float">
            <text:p>0.205358435916003</text:p>
          </table:table-cell>
          <table:table-cell table:formula="of:=([.F16]-[.$K$13])/[.$K$13]" office:value-type="float" office:value="0.205358435916003" calcext:value-type="float">
            <text:p>0.205358435916003</text:p>
          </table:table-cell>
          <table:table-cell table:formula="of:=([.G16]-[.$K$13])/[.$K$13]" office:value-type="float" office:value="0.205358435916003" calcext:value-type="float">
            <text:p>0.205358435916003</text:p>
          </table:table-cell>
          <table:table-cell table:formula="of:=([.H16]-[.$K$13])/[.$K$13]" office:value-type="float" office:value="0.205358435916003" calcext:value-type="float">
            <text:p>0.205358435916003</text:p>
          </table:table-cell>
          <table:table-cell table:formula="of:=([.I16]-[.$K$13])/[.$K$13]" office:value-type="float" office:value="0.205358435916003" calcext:value-type="float">
            <text:p>0.205358435916003</text:p>
          </table:table-cell>
        </table:table-row>
        <table:table-row table:style-name="ro1">
          <table:table-cell office:value-type="float" office:value="17.9171917438507" calcext:value-type="float">
            <text:p>17.9171917438507</text:p>
          </table:table-cell>
          <table:table-cell table:number-columns-repeated="8" office:value-type="float" office:value="2236" calcext:value-type="float">
            <text:p>2236</text:p>
          </table:table-cell>
          <table:table-cell/>
          <table:table-cell office:value-type="string" calcext:value-type="string">
            <text:p>ftv70</text:p>
          </table:table-cell>
          <table:table-cell/>
          <table:table-cell table:formula="of:=([.B17]-[.$K$18])/[.$K$18]" office:value-type="float" office:value="0.146666666666667" calcext:value-type="float">
            <text:p>0.146666666666667</text:p>
          </table:table-cell>
          <table:table-cell table:formula="of:=([.C17]-[.$K$18])/[.$K$18]" office:value-type="float" office:value="0.146666666666667" calcext:value-type="float">
            <text:p>0.146666666666667</text:p>
          </table:table-cell>
          <table:table-cell table:formula="of:=([.D17]-[.$K$18])/[.$K$18]" office:value-type="float" office:value="0.146666666666667" calcext:value-type="float">
            <text:p>0.146666666666667</text:p>
          </table:table-cell>
          <table:table-cell table:formula="of:=([.E17]-[.$K$18])/[.$K$18]" office:value-type="float" office:value="0.146666666666667" calcext:value-type="float">
            <text:p>0.146666666666667</text:p>
          </table:table-cell>
          <table:table-cell table:formula="of:=([.F17]-[.$K$18])/[.$K$18]" office:value-type="float" office:value="0.146666666666667" calcext:value-type="float">
            <text:p>0.146666666666667</text:p>
          </table:table-cell>
          <table:table-cell table:formula="of:=([.G17]-[.$K$18])/[.$K$18]" office:value-type="float" office:value="0.146666666666667" calcext:value-type="float">
            <text:p>0.146666666666667</text:p>
          </table:table-cell>
          <table:table-cell table:formula="of:=([.H17]-[.$K$18])/[.$K$18]" office:value-type="float" office:value="0.146666666666667" calcext:value-type="float">
            <text:p>0.146666666666667</text:p>
          </table:table-cell>
          <table:table-cell table:formula="of:=([.I17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17.73228764534" calcext:value-type="float">
            <text:p>17.73228764534</text:p>
          </table:table-cell>
          <table:table-cell table:number-columns-repeated="8" office:value-type="float" office:value="2236" calcext:value-type="float">
            <text:p>2236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table:formula="of:=([.B18]-[.$K$18])/[.$K$18]" office:value-type="float" office:value="0.146666666666667" calcext:value-type="float">
            <text:p>0.146666666666667</text:p>
          </table:table-cell>
          <table:table-cell table:formula="of:=([.C18]-[.$K$18])/[.$K$18]" office:value-type="float" office:value="0.146666666666667" calcext:value-type="float">
            <text:p>0.146666666666667</text:p>
          </table:table-cell>
          <table:table-cell table:formula="of:=([.D18]-[.$K$18])/[.$K$18]" office:value-type="float" office:value="0.146666666666667" calcext:value-type="float">
            <text:p>0.146666666666667</text:p>
          </table:table-cell>
          <table:table-cell table:formula="of:=([.E18]-[.$K$18])/[.$K$18]" office:value-type="float" office:value="0.146666666666667" calcext:value-type="float">
            <text:p>0.146666666666667</text:p>
          </table:table-cell>
          <table:table-cell table:formula="of:=([.F18]-[.$K$18])/[.$K$18]" office:value-type="float" office:value="0.146666666666667" calcext:value-type="float">
            <text:p>0.146666666666667</text:p>
          </table:table-cell>
          <table:table-cell table:formula="of:=([.G18]-[.$K$18])/[.$K$18]" office:value-type="float" office:value="0.146666666666667" calcext:value-type="float">
            <text:p>0.146666666666667</text:p>
          </table:table-cell>
          <table:table-cell table:formula="of:=([.H18]-[.$K$18])/[.$K$18]" office:value-type="float" office:value="0.146666666666667" calcext:value-type="float">
            <text:p>0.146666666666667</text:p>
          </table:table-cell>
          <table:table-cell table:formula="of:=([.I18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17.9356968402863" calcext:value-type="float">
            <text:p>17.9356968402863</text:p>
          </table:table-cell>
          <table:table-cell table:number-columns-repeated="8" office:value-type="float" office:value="2269" calcext:value-type="float">
            <text:p>2269</text:p>
          </table:table-cell>
          <table:table-cell table:number-columns-repeated="3"/>
          <table:table-cell table:formula="of:=([.B19]-[.$K$18])/[.$K$18]" office:value-type="float" office:value="0.163589743589744" calcext:value-type="float">
            <text:p>0.163589743589744</text:p>
          </table:table-cell>
          <table:table-cell table:formula="of:=([.C19]-[.$K$18])/[.$K$18]" office:value-type="float" office:value="0.163589743589744" calcext:value-type="float">
            <text:p>0.163589743589744</text:p>
          </table:table-cell>
          <table:table-cell table:formula="of:=([.D19]-[.$K$18])/[.$K$18]" office:value-type="float" office:value="0.163589743589744" calcext:value-type="float">
            <text:p>0.163589743589744</text:p>
          </table:table-cell>
          <table:table-cell table:formula="of:=([.E19]-[.$K$18])/[.$K$18]" office:value-type="float" office:value="0.163589743589744" calcext:value-type="float">
            <text:p>0.163589743589744</text:p>
          </table:table-cell>
          <table:table-cell table:formula="of:=([.F19]-[.$K$18])/[.$K$18]" office:value-type="float" office:value="0.163589743589744" calcext:value-type="float">
            <text:p>0.163589743589744</text:p>
          </table:table-cell>
          <table:table-cell table:formula="of:=([.G19]-[.$K$18])/[.$K$18]" office:value-type="float" office:value="0.163589743589744" calcext:value-type="float">
            <text:p>0.163589743589744</text:p>
          </table:table-cell>
          <table:table-cell table:formula="of:=([.H19]-[.$K$18])/[.$K$18]" office:value-type="float" office:value="0.163589743589744" calcext:value-type="float">
            <text:p>0.163589743589744</text:p>
          </table:table-cell>
          <table:table-cell table:formula="of:=([.I19]-[.$K$18])/[.$K$18]" office:value-type="float" office:value="0.163589743589744" calcext:value-type="float">
            <text:p>0.163589743589744</text:p>
          </table:table-cell>
        </table:table-row>
        <table:table-row table:style-name="ro1">
          <table:table-cell office:value-type="float" office:value="19.3153502941132" calcext:value-type="float">
            <text:p>19.3153502941132</text:p>
          </table:table-cell>
          <table:table-cell table:number-columns-repeated="8" office:value-type="float" office:value="2236" calcext:value-type="float">
            <text:p>2236</text:p>
          </table:table-cell>
          <table:table-cell table:number-columns-repeated="3"/>
          <table:table-cell table:formula="of:=([.B20]-[.$K$18])/[.$K$18]" office:value-type="float" office:value="0.146666666666667" calcext:value-type="float">
            <text:p>0.146666666666667</text:p>
          </table:table-cell>
          <table:table-cell table:formula="of:=([.C20]-[.$K$18])/[.$K$18]" office:value-type="float" office:value="0.146666666666667" calcext:value-type="float">
            <text:p>0.146666666666667</text:p>
          </table:table-cell>
          <table:table-cell table:formula="of:=([.D20]-[.$K$18])/[.$K$18]" office:value-type="float" office:value="0.146666666666667" calcext:value-type="float">
            <text:p>0.146666666666667</text:p>
          </table:table-cell>
          <table:table-cell table:formula="of:=([.E20]-[.$K$18])/[.$K$18]" office:value-type="float" office:value="0.146666666666667" calcext:value-type="float">
            <text:p>0.146666666666667</text:p>
          </table:table-cell>
          <table:table-cell table:formula="of:=([.F20]-[.$K$18])/[.$K$18]" office:value-type="float" office:value="0.146666666666667" calcext:value-type="float">
            <text:p>0.146666666666667</text:p>
          </table:table-cell>
          <table:table-cell table:formula="of:=([.G20]-[.$K$18])/[.$K$18]" office:value-type="float" office:value="0.146666666666667" calcext:value-type="float">
            <text:p>0.146666666666667</text:p>
          </table:table-cell>
          <table:table-cell table:formula="of:=([.H20]-[.$K$18])/[.$K$18]" office:value-type="float" office:value="0.146666666666667" calcext:value-type="float">
            <text:p>0.146666666666667</text:p>
          </table:table-cell>
          <table:table-cell table:formula="of:=([.I20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17.4954223632813" calcext:value-type="float">
            <text:p>17.4954223632813</text:p>
          </table:table-cell>
          <table:table-cell table:number-columns-repeated="3" office:value-type="float" office:value="2308" calcext:value-type="float">
            <text:p>2308</text:p>
          </table:table-cell>
          <table:table-cell table:number-columns-repeated="5" office:value-type="float" office:value="2236" calcext:value-type="float">
            <text:p>2236</text:p>
          </table:table-cell>
          <table:table-cell table:number-columns-repeated="3"/>
          <table:table-cell table:formula="of:=([.B21]-[.$K$18])/[.$K$18]" office:value-type="float" office:value="0.183589743589744" calcext:value-type="float">
            <text:p>0.183589743589744</text:p>
          </table:table-cell>
          <table:table-cell table:formula="of:=([.C21]-[.$K$18])/[.$K$18]" office:value-type="float" office:value="0.183589743589744" calcext:value-type="float">
            <text:p>0.183589743589744</text:p>
          </table:table-cell>
          <table:table-cell table:formula="of:=([.D21]-[.$K$18])/[.$K$18]" office:value-type="float" office:value="0.183589743589744" calcext:value-type="float">
            <text:p>0.183589743589744</text:p>
          </table:table-cell>
          <table:table-cell table:formula="of:=([.E21]-[.$K$18])/[.$K$18]" office:value-type="float" office:value="0.146666666666667" calcext:value-type="float">
            <text:p>0.146666666666667</text:p>
          </table:table-cell>
          <table:table-cell table:formula="of:=([.F21]-[.$K$18])/[.$K$18]" office:value-type="float" office:value="0.146666666666667" calcext:value-type="float">
            <text:p>0.146666666666667</text:p>
          </table:table-cell>
          <table:table-cell table:formula="of:=([.G21]-[.$K$18])/[.$K$18]" office:value-type="float" office:value="0.146666666666667" calcext:value-type="float">
            <text:p>0.146666666666667</text:p>
          </table:table-cell>
          <table:table-cell table:formula="of:=([.H21]-[.$K$18])/[.$K$18]" office:value-type="float" office:value="0.146666666666667" calcext:value-type="float">
            <text:p>0.146666666666667</text:p>
          </table:table-cell>
          <table:table-cell table:formula="of:=([.I21]-[.$K$18])/[.$K$18]" office:value-type="float" office:value="0.146666666666667" calcext:value-type="float">
            <text:p>0.146666666666667</text:p>
          </table:table-cell>
        </table:table-row>
        <table:table-row table:style-name="ro1">
          <table:table-cell office:value-type="float" office:value="46.4963181018829" calcext:value-type="float">
            <text:p>46.4963181018829</text:p>
          </table:table-cell>
          <table:table-cell table:number-columns-repeated="3" office:value-type="float" office:value="3783" calcext:value-type="float">
            <text:p>3783</text:p>
          </table:table-cell>
          <table:table-cell table:number-columns-repeated="5" office:value-type="float" office:value="3782" calcext:value-type="float">
            <text:p>3782</text:p>
          </table:table-cell>
          <table:table-cell/>
          <table:table-cell office:value-type="string" calcext:value-type="string">
            <text:p>ftv170</text:p>
          </table:table-cell>
          <table:table-cell/>
          <table:table-cell table:formula="of:=([.B22]-[.$K$23])/[.$K$23]" office:value-type="float" office:value="0.373139745916515" calcext:value-type="float">
            <text:p>0.373139745916515</text:p>
          </table:table-cell>
          <table:table-cell table:formula="of:=([.C22]-[.$K$23])/[.$K$23]" office:value-type="float" office:value="0.373139745916515" calcext:value-type="float">
            <text:p>0.373139745916515</text:p>
          </table:table-cell>
          <table:table-cell table:formula="of:=([.D22]-[.$K$23])/[.$K$23]" office:value-type="float" office:value="0.373139745916515" calcext:value-type="float">
            <text:p>0.373139745916515</text:p>
          </table:table-cell>
          <table:table-cell table:formula="of:=([.E22]-[.$K$23])/[.$K$23]" office:value-type="float" office:value="0.372776769509982" calcext:value-type="float">
            <text:p>0.372776769509982</text:p>
          </table:table-cell>
          <table:table-cell table:formula="of:=([.F22]-[.$K$23])/[.$K$23]" office:value-type="float" office:value="0.372776769509982" calcext:value-type="float">
            <text:p>0.372776769509982</text:p>
          </table:table-cell>
          <table:table-cell table:formula="of:=([.G22]-[.$K$23])/[.$K$23]" office:value-type="float" office:value="0.372776769509982" calcext:value-type="float">
            <text:p>0.372776769509982</text:p>
          </table:table-cell>
          <table:table-cell table:formula="of:=([.H22]-[.$K$23])/[.$K$23]" office:value-type="float" office:value="0.372776769509982" calcext:value-type="float">
            <text:p>0.372776769509982</text:p>
          </table:table-cell>
          <table:table-cell table:formula="of:=([.I22]-[.$K$23])/[.$K$23]" office:value-type="float" office:value="0.372776769509982" calcext:value-type="float">
            <text:p>0.372776769509982</text:p>
          </table:table-cell>
        </table:table-row>
        <table:table-row table:style-name="ro1">
          <table:table-cell office:value-type="float" office:value="46.2841536998749" calcext:value-type="float">
            <text:p>46.2841536998749</text:p>
          </table:table-cell>
          <table:table-cell table:number-columns-repeated="3" office:value-type="float" office:value="3677" calcext:value-type="float">
            <text:p>3677</text:p>
          </table:table-cell>
          <table:table-cell table:number-columns-repeated="4" office:value-type="float" office:value="3676" calcext:value-type="float">
            <text:p>3676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float" office:value="2755" calcext:value-type="float">
            <text:p>2755</text:p>
          </table:table-cell>
          <table:table-cell/>
          <table:table-cell table:formula="of:=([.B23]-[.$K$23])/[.$K$23]" office:value-type="float" office:value="0.334664246823956" calcext:value-type="float">
            <text:p>0.334664246823956</text:p>
          </table:table-cell>
          <table:table-cell table:formula="of:=([.C23]-[.$K$23])/[.$K$23]" office:value-type="float" office:value="0.334664246823956" calcext:value-type="float">
            <text:p>0.334664246823956</text:p>
          </table:table-cell>
          <table:table-cell table:formula="of:=([.D23]-[.$K$23])/[.$K$23]" office:value-type="float" office:value="0.334664246823956" calcext:value-type="float">
            <text:p>0.334664246823956</text:p>
          </table:table-cell>
          <table:table-cell table:formula="of:=([.E23]-[.$K$23])/[.$K$23]" office:value-type="float" office:value="0.334301270417423" calcext:value-type="float">
            <text:p>0.334301270417423</text:p>
          </table:table-cell>
          <table:table-cell table:formula="of:=([.F23]-[.$K$23])/[.$K$23]" office:value-type="float" office:value="0.334301270417423" calcext:value-type="float">
            <text:p>0.334301270417423</text:p>
          </table:table-cell>
          <table:table-cell table:formula="of:=([.G23]-[.$K$23])/[.$K$23]" office:value-type="float" office:value="0.334301270417423" calcext:value-type="float">
            <text:p>0.334301270417423</text:p>
          </table:table-cell>
          <table:table-cell table:formula="of:=([.H23]-[.$K$23])/[.$K$23]" office:value-type="float" office:value="0.334301270417423" calcext:value-type="float">
            <text:p>0.334301270417423</text:p>
          </table:table-cell>
          <table:table-cell table:formula="of:=([.I23]-[.$K$23])/[.$K$23]" office:value-type="float" office:value="0.300181488203267" calcext:value-type="float">
            <text:p>0.300181488203267</text:p>
          </table:table-cell>
        </table:table-row>
        <table:table-row table:style-name="ro1">
          <table:table-cell office:value-type="float" office:value="48.6002283096313" calcext:value-type="float">
            <text:p>48.6002283096313</text:p>
          </table:table-cell>
          <table:table-cell table:number-columns-repeated="8" office:value-type="float" office:value="3783" calcext:value-type="float">
            <text:p>3783</text:p>
          </table:table-cell>
          <table:table-cell table:number-columns-repeated="3"/>
          <table:table-cell table:formula="of:=([.B24]-[.$K$23])/[.$K$23]" office:value-type="float" office:value="0.373139745916515" calcext:value-type="float">
            <text:p>0.373139745916515</text:p>
          </table:table-cell>
          <table:table-cell table:formula="of:=([.C24]-[.$K$23])/[.$K$23]" office:value-type="float" office:value="0.373139745916515" calcext:value-type="float">
            <text:p>0.373139745916515</text:p>
          </table:table-cell>
          <table:table-cell table:formula="of:=([.D24]-[.$K$23])/[.$K$23]" office:value-type="float" office:value="0.373139745916515" calcext:value-type="float">
            <text:p>0.373139745916515</text:p>
          </table:table-cell>
          <table:table-cell table:formula="of:=([.E24]-[.$K$23])/[.$K$23]" office:value-type="float" office:value="0.373139745916515" calcext:value-type="float">
            <text:p>0.373139745916515</text:p>
          </table:table-cell>
          <table:table-cell table:formula="of:=([.F24]-[.$K$23])/[.$K$23]" office:value-type="float" office:value="0.373139745916515" calcext:value-type="float">
            <text:p>0.373139745916515</text:p>
          </table:table-cell>
          <table:table-cell table:formula="of:=([.G24]-[.$K$23])/[.$K$23]" office:value-type="float" office:value="0.373139745916515" calcext:value-type="float">
            <text:p>0.373139745916515</text:p>
          </table:table-cell>
          <table:table-cell table:formula="of:=([.H24]-[.$K$23])/[.$K$23]" office:value-type="float" office:value="0.373139745916515" calcext:value-type="float">
            <text:p>0.373139745916515</text:p>
          </table:table-cell>
          <table:table-cell table:formula="of:=([.I24]-[.$K$23])/[.$K$23]" office:value-type="float" office:value="0.373139745916515" calcext:value-type="float">
            <text:p>0.373139745916515</text:p>
          </table:table-cell>
        </table:table-row>
        <table:table-row table:style-name="ro1">
          <table:table-cell office:value-type="float" office:value="57.500638961792" calcext:value-type="float">
            <text:p>57.500638961792</text:p>
          </table:table-cell>
          <table:table-cell table:number-columns-repeated="8" office:value-type="float" office:value="3696" calcext:value-type="float">
            <text:p>3696</text:p>
          </table:table-cell>
          <table:table-cell table:number-columns-repeated="3"/>
          <table:table-cell table:formula="of:=([.B25]-[.$K$23])/[.$K$23]" office:value-type="float" office:value="0.341560798548094" calcext:value-type="float">
            <text:p>0.341560798548094</text:p>
          </table:table-cell>
          <table:table-cell table:formula="of:=([.C25]-[.$K$23])/[.$K$23]" office:value-type="float" office:value="0.341560798548094" calcext:value-type="float">
            <text:p>0.341560798548094</text:p>
          </table:table-cell>
          <table:table-cell table:formula="of:=([.D25]-[.$K$23])/[.$K$23]" office:value-type="float" office:value="0.341560798548094" calcext:value-type="float">
            <text:p>0.341560798548094</text:p>
          </table:table-cell>
          <table:table-cell table:formula="of:=([.E25]-[.$K$23])/[.$K$23]" office:value-type="float" office:value="0.341560798548094" calcext:value-type="float">
            <text:p>0.341560798548094</text:p>
          </table:table-cell>
          <table:table-cell table:formula="of:=([.F25]-[.$K$23])/[.$K$23]" office:value-type="float" office:value="0.341560798548094" calcext:value-type="float">
            <text:p>0.341560798548094</text:p>
          </table:table-cell>
          <table:table-cell table:formula="of:=([.G25]-[.$K$23])/[.$K$23]" office:value-type="float" office:value="0.341560798548094" calcext:value-type="float">
            <text:p>0.341560798548094</text:p>
          </table:table-cell>
          <table:table-cell table:formula="of:=([.H25]-[.$K$23])/[.$K$23]" office:value-type="float" office:value="0.341560798548094" calcext:value-type="float">
            <text:p>0.341560798548094</text:p>
          </table:table-cell>
          <table:table-cell table:formula="of:=([.I25]-[.$K$23])/[.$K$23]" office:value-type="float" office:value="0.341560798548094" calcext:value-type="float">
            <text:p>0.341560798548094</text:p>
          </table:table-cell>
        </table:table-row>
        <table:table-row table:style-name="ro1">
          <table:table-cell office:value-type="float" office:value="47.9417319297791" calcext:value-type="float">
            <text:p>47.9417319297791</text:p>
          </table:table-cell>
          <table:table-cell table:number-columns-repeated="8" office:value-type="float" office:value="3753" calcext:value-type="float">
            <text:p>3753</text:p>
          </table:table-cell>
          <table:table-cell table:number-columns-repeated="3"/>
          <table:table-cell table:formula="of:=([.B26]-[.$K$23])/[.$K$23]" office:value-type="float" office:value="0.362250453720508" calcext:value-type="float">
            <text:p>0.362250453720508</text:p>
          </table:table-cell>
          <table:table-cell table:formula="of:=([.C26]-[.$K$23])/[.$K$23]" office:value-type="float" office:value="0.362250453720508" calcext:value-type="float">
            <text:p>0.362250453720508</text:p>
          </table:table-cell>
          <table:table-cell table:formula="of:=([.D26]-[.$K$23])/[.$K$23]" office:value-type="float" office:value="0.362250453720508" calcext:value-type="float">
            <text:p>0.362250453720508</text:p>
          </table:table-cell>
          <table:table-cell table:formula="of:=([.E26]-[.$K$23])/[.$K$23]" office:value-type="float" office:value="0.362250453720508" calcext:value-type="float">
            <text:p>0.362250453720508</text:p>
          </table:table-cell>
          <table:table-cell table:formula="of:=([.F26]-[.$K$23])/[.$K$23]" office:value-type="float" office:value="0.362250453720508" calcext:value-type="float">
            <text:p>0.362250453720508</text:p>
          </table:table-cell>
          <table:table-cell table:formula="of:=([.G26]-[.$K$23])/[.$K$23]" office:value-type="float" office:value="0.362250453720508" calcext:value-type="float">
            <text:p>0.362250453720508</text:p>
          </table:table-cell>
          <table:table-cell table:formula="of:=([.H26]-[.$K$23])/[.$K$23]" office:value-type="float" office:value="0.362250453720508" calcext:value-type="float">
            <text:p>0.362250453720508</text:p>
          </table:table-cell>
          <table:table-cell table:formula="of:=([.I26]-[.$K$23])/[.$K$23]" office:value-type="float" office:value="0.362250453720508" calcext:value-type="float">
            <text:p>0.362250453720508</text:p>
          </table:table-cell>
        </table:table-row>
        <table:table-row table:style-name="ro1">
          <table:table-cell office:value-type="float" office:value="41.2117211818695" calcext:value-type="float">
            <text:p>41.2117211818695</text:p>
          </table:table-cell>
          <table:table-cell office:value-type="float" office:value="7374" calcext:value-type="float">
            <text:p>7374</text:p>
          </table:table-cell>
          <table:table-cell table:number-columns-repeated="3" office:value-type="float" office:value="7346" calcext:value-type="float">
            <text:p>7346</text:p>
          </table:table-cell>
          <table:table-cell table:number-columns-repeated="4" office:value-type="float" office:value="7332" calcext:value-type="float">
            <text:p>7332</text:p>
          </table:table-cell>
          <table:table-cell/>
          <table:table-cell office:value-type="string" calcext:value-type="string">
            <text:p>ch150</text:p>
          </table:table-cell>
          <table:table-cell/>
          <table:table-cell table:formula="of:=([.B27]-[.$K$28])/[.$K$28]" office:value-type="float" office:value="0.129595588235294" calcext:value-type="float">
            <text:p>0.129595588235294</text:p>
          </table:table-cell>
          <table:table-cell table:formula="of:=([.C27]-[.$K$28])/[.$K$28]" office:value-type="float" office:value="0.12530637254902" calcext:value-type="float">
            <text:p>0.12530637254902</text:p>
          </table:table-cell>
          <table:table-cell table:formula="of:=([.D27]-[.$K$28])/[.$K$28]" office:value-type="float" office:value="0.12530637254902" calcext:value-type="float">
            <text:p>0.12530637254902</text:p>
          </table:table-cell>
          <table:table-cell table:formula="of:=([.E27]-[.$K$28])/[.$K$28]" office:value-type="float" office:value="0.12530637254902" calcext:value-type="float">
            <text:p>0.12530637254902</text:p>
          </table:table-cell>
          <table:table-cell table:formula="of:=([.F27]-[.$K$28])/[.$K$28]" office:value-type="float" office:value="0.123161764705882" calcext:value-type="float">
            <text:p>0.123161764705882</text:p>
          </table:table-cell>
          <table:table-cell table:formula="of:=([.G27]-[.$K$28])/[.$K$28]" office:value-type="float" office:value="0.123161764705882" calcext:value-type="float">
            <text:p>0.123161764705882</text:p>
          </table:table-cell>
          <table:table-cell table:formula="of:=([.H27]-[.$K$28])/[.$K$28]" office:value-type="float" office:value="0.123161764705882" calcext:value-type="float">
            <text:p>0.123161764705882</text:p>
          </table:table-cell>
          <table:table-cell table:formula="of:=([.I27]-[.$K$28])/[.$K$28]" office:value-type="float" office:value="0.123161764705882" calcext:value-type="float">
            <text:p>0.123161764705882</text:p>
          </table:table-cell>
        </table:table-row>
        <table:table-row table:style-name="ro1">
          <table:table-cell office:value-type="float" office:value="42.5230889320374" calcext:value-type="float">
            <text:p>42.5230889320374</text:p>
          </table:table-cell>
          <table:table-cell table:number-columns-repeated="2" office:value-type="float" office:value="7263" calcext:value-type="float">
            <text:p>7263</text:p>
          </table:table-cell>
          <table:table-cell office:value-type="float" office:value="7239" calcext:value-type="float">
            <text:p>7239</text:p>
          </table:table-cell>
          <table:table-cell table:number-columns-repeated="5" office:value-type="float" office:value="7229" calcext:value-type="float">
            <text:p>7229</text:p>
          </table:table-cell>
          <table:table-cell/>
          <table:table-cell office:value-type="float" office:value="6528" calcext:value-type="float">
            <text:p>6528</text:p>
          </table:table-cell>
          <table:table-cell/>
          <table:table-cell table:formula="of:=([.B28]-[.$K$28])/[.$K$28]" office:value-type="float" office:value="0.112591911764706" calcext:value-type="float">
            <text:p>0.112591911764706</text:p>
          </table:table-cell>
          <table:table-cell table:formula="of:=([.C28]-[.$K$28])/[.$K$28]" office:value-type="float" office:value="0.112591911764706" calcext:value-type="float">
            <text:p>0.112591911764706</text:p>
          </table:table-cell>
          <table:table-cell table:formula="of:=([.D28]-[.$K$28])/[.$K$28]" office:value-type="float" office:value="0.108915441176471" calcext:value-type="float">
            <text:p>0.108915441176471</text:p>
          </table:table-cell>
          <table:table-cell table:formula="of:=([.E28]-[.$K$28])/[.$K$28]" office:value-type="float" office:value="0.107383578431373" calcext:value-type="float">
            <text:p>0.107383578431373</text:p>
          </table:table-cell>
          <table:table-cell table:formula="of:=([.F28]-[.$K$28])/[.$K$28]" office:value-type="float" office:value="0.107383578431373" calcext:value-type="float">
            <text:p>0.107383578431373</text:p>
          </table:table-cell>
          <table:table-cell table:formula="of:=([.G28]-[.$K$28])/[.$K$28]" office:value-type="float" office:value="0.107383578431373" calcext:value-type="float">
            <text:p>0.107383578431373</text:p>
          </table:table-cell>
          <table:table-cell table:formula="of:=([.H28]-[.$K$28])/[.$K$28]" office:value-type="float" office:value="0.107383578431373" calcext:value-type="float">
            <text:p>0.107383578431373</text:p>
          </table:table-cell>
          <table:table-cell table:formula="of:=([.I28]-[.$K$28])/[.$K$28]" office:value-type="float" office:value="0.107383578431373" calcext:value-type="float">
            <text:p>0.107383578431373</text:p>
          </table:table-cell>
        </table:table-row>
        <table:table-row table:style-name="ro1">
          <table:table-cell office:value-type="float" office:value="40.348623752594" calcext:value-type="float">
            <text:p>40.348623752594</text:p>
          </table:table-cell>
          <table:table-cell table:number-columns-repeated="6" office:value-type="float" office:value="7163" calcext:value-type="float">
            <text:p>7163</text:p>
          </table:table-cell>
          <table:table-cell table:number-columns-repeated="2" office:value-type="float" office:value="7128" calcext:value-type="float">
            <text:p>7128</text:p>
          </table:table-cell>
          <table:table-cell table:number-columns-repeated="3"/>
          <table:table-cell table:formula="of:=([.B29]-[.$K$28])/[.$K$28]" office:value-type="float" office:value="0.0972732843137255" calcext:value-type="float">
            <text:p>0.097273284313726</text:p>
          </table:table-cell>
          <table:table-cell table:formula="of:=([.C29]-[.$K$28])/[.$K$28]" office:value-type="float" office:value="0.0972732843137255" calcext:value-type="float">
            <text:p>0.097273284313726</text:p>
          </table:table-cell>
          <table:table-cell table:formula="of:=([.D29]-[.$K$28])/[.$K$28]" office:value-type="float" office:value="0.0972732843137255" calcext:value-type="float">
            <text:p>0.097273284313726</text:p>
          </table:table-cell>
          <table:table-cell table:formula="of:=([.E29]-[.$K$28])/[.$K$28]" office:value-type="float" office:value="0.0972732843137255" calcext:value-type="float">
            <text:p>0.097273284313726</text:p>
          </table:table-cell>
          <table:table-cell table:formula="of:=([.F29]-[.$K$28])/[.$K$28]" office:value-type="float" office:value="0.0972732843137255" calcext:value-type="float">
            <text:p>0.097273284313726</text:p>
          </table:table-cell>
          <table:table-cell table:formula="of:=([.G29]-[.$K$28])/[.$K$28]" office:value-type="float" office:value="0.0972732843137255" calcext:value-type="float">
            <text:p>0.097273284313726</text:p>
          </table:table-cell>
          <table:table-cell table:formula="of:=([.H29]-[.$K$28])/[.$K$28]" office:value-type="float" office:value="0.0919117647058824" calcext:value-type="float">
            <text:p>0.091911764705882</text:p>
          </table:table-cell>
          <table:table-cell table:formula="of:=([.I29]-[.$K$28])/[.$K$28]" office:value-type="float" office:value="0.0919117647058824" calcext:value-type="float">
            <text:p>0.091911764705882</text:p>
          </table:table-cell>
        </table:table-row>
        <table:table-row table:style-name="ro1">
          <table:table-cell office:value-type="float" office:value="41.2286403179169" calcext:value-type="float">
            <text:p>41.2286403179169</text:p>
          </table:table-cell>
          <table:table-cell table:number-columns-repeated="2" office:value-type="float" office:value="7395" calcext:value-type="float">
            <text:p>7395</text:p>
          </table:table-cell>
          <table:table-cell office:value-type="float" office:value="7387" calcext:value-type="float">
            <text:p>7387</text:p>
          </table:table-cell>
          <table:table-cell table:number-columns-repeated="3" office:value-type="float" office:value="7372" calcext:value-type="float">
            <text:p>7372</text:p>
          </table:table-cell>
          <table:table-cell office:value-type="float" office:value="7340" calcext:value-type="float">
            <text:p>7340</text:p>
          </table:table-cell>
          <table:table-cell office:value-type="float" office:value="7263" calcext:value-type="float">
            <text:p>7263</text:p>
          </table:table-cell>
          <table:table-cell table:number-columns-repeated="3"/>
          <table:table-cell table:formula="of:=([.B30]-[.$K$28])/[.$K$28]" office:value-type="float" office:value="0.1328125" calcext:value-type="float">
            <text:p>0.1328125</text:p>
          </table:table-cell>
          <table:table-cell table:formula="of:=([.C30]-[.$K$28])/[.$K$28]" office:value-type="float" office:value="0.1328125" calcext:value-type="float">
            <text:p>0.1328125</text:p>
          </table:table-cell>
          <table:table-cell table:formula="of:=([.D30]-[.$K$28])/[.$K$28]" office:value-type="float" office:value="0.131587009803922" calcext:value-type="float">
            <text:p>0.131587009803922</text:p>
          </table:table-cell>
          <table:table-cell table:formula="of:=([.E30]-[.$K$28])/[.$K$28]" office:value-type="float" office:value="0.129289215686275" calcext:value-type="float">
            <text:p>0.129289215686275</text:p>
          </table:table-cell>
          <table:table-cell table:formula="of:=([.F30]-[.$K$28])/[.$K$28]" office:value-type="float" office:value="0.129289215686275" calcext:value-type="float">
            <text:p>0.129289215686275</text:p>
          </table:table-cell>
          <table:table-cell table:formula="of:=([.G30]-[.$K$28])/[.$K$28]" office:value-type="float" office:value="0.129289215686275" calcext:value-type="float">
            <text:p>0.129289215686275</text:p>
          </table:table-cell>
          <table:table-cell table:formula="of:=([.H30]-[.$K$28])/[.$K$28]" office:value-type="float" office:value="0.124387254901961" calcext:value-type="float">
            <text:p>0.124387254901961</text:p>
          </table:table-cell>
          <table:table-cell table:formula="of:=([.I30]-[.$K$28])/[.$K$28]" office:value-type="float" office:value="0.112591911764706" calcext:value-type="float">
            <text:p>0.112591911764706</text:p>
          </table:table-cell>
        </table:table-row>
        <table:table-row table:style-name="ro1">
          <table:table-cell office:value-type="float" office:value="41.2878394126892" calcext:value-type="float">
            <text:p>41.2878394126892</text:p>
          </table:table-cell>
          <table:table-cell office:value-type="float" office:value="7367" calcext:value-type="float">
            <text:p>7367</text:p>
          </table:table-cell>
          <table:table-cell office:value-type="float" office:value="7365" calcext:value-type="float">
            <text:p>7365</text:p>
          </table:table-cell>
          <table:table-cell office:value-type="float" office:value="7355" calcext:value-type="float">
            <text:p>7355</text:p>
          </table:table-cell>
          <table:table-cell table:number-columns-repeated="2" office:value-type="float" office:value="7334" calcext:value-type="float">
            <text:p>7334</text:p>
          </table:table-cell>
          <table:table-cell table:number-columns-repeated="3" office:value-type="float" office:value="7299" calcext:value-type="float">
            <text:p>7299</text:p>
          </table:table-cell>
          <table:table-cell table:number-columns-repeated="3"/>
          <table:table-cell table:formula="of:=([.B31]-[.$K$28])/[.$K$28]" office:value-type="float" office:value="0.128523284313725" calcext:value-type="float">
            <text:p>0.128523284313725</text:p>
          </table:table-cell>
          <table:table-cell table:formula="of:=([.C31]-[.$K$28])/[.$K$28]" office:value-type="float" office:value="0.128216911764706" calcext:value-type="float">
            <text:p>0.128216911764706</text:p>
          </table:table-cell>
          <table:table-cell table:formula="of:=([.D31]-[.$K$28])/[.$K$28]" office:value-type="float" office:value="0.126685049019608" calcext:value-type="float">
            <text:p>0.126685049019608</text:p>
          </table:table-cell>
          <table:table-cell table:formula="of:=([.E31]-[.$K$28])/[.$K$28]" office:value-type="float" office:value="0.123468137254902" calcext:value-type="float">
            <text:p>0.123468137254902</text:p>
          </table:table-cell>
          <table:table-cell table:formula="of:=([.F31]-[.$K$28])/[.$K$28]" office:value-type="float" office:value="0.123468137254902" calcext:value-type="float">
            <text:p>0.123468137254902</text:p>
          </table:table-cell>
          <table:table-cell table:formula="of:=([.G31]-[.$K$28])/[.$K$28]" office:value-type="float" office:value="0.118106617647059" calcext:value-type="float">
            <text:p>0.118106617647059</text:p>
          </table:table-cell>
          <table:table-cell table:formula="of:=([.H31]-[.$K$28])/[.$K$28]" office:value-type="float" office:value="0.118106617647059" calcext:value-type="float">
            <text:p>0.118106617647059</text:p>
          </table:table-cell>
          <table:table-cell table:formula="of:=([.I31]-[.$K$28])/[.$K$28]" office:value-type="float" office:value="0.118106617647059" calcext:value-type="float">
            <text:p>0.118106617647059</text:p>
          </table:table-cell>
        </table:table-row>
        <table:table-row table:style-name="ro1">
          <table:table-cell office:value-type="float" office:value="15.5276257991791" calcext:value-type="float">
            <text:p>15.5276257991791</text:p>
          </table:table-cell>
          <table:table-cell office:value-type="float" office:value="8180" calcext:value-type="float">
            <text:p>8180</text:p>
          </table:table-cell>
          <table:table-cell table:number-columns-repeated="3" office:value-type="float" office:value="7913" calcext:value-type="float">
            <text:p>7913</text:p>
          </table:table-cell>
          <table:table-cell office:value-type="float" office:value="7907" calcext:value-type="float">
            <text:p>7907</text:p>
          </table:table-cell>
          <table:table-cell office:value-type="float" office:value="7877" calcext:value-type="float">
            <text:p>7877</text:p>
          </table:table-cell>
          <table:table-cell table:number-columns-repeated="2" office:value-type="float" office:value="7851" calcext:value-type="float">
            <text:p>7851</text:p>
          </table:table-cell>
          <table:table-cell/>
          <table:table-cell office:value-type="string" calcext:value-type="string">
            <text:p>berlin52</text:p>
          </table:table-cell>
          <table:table-cell/>
          <table:table-cell table:formula="of:=([.B32]-[.$K$33])/[.$K$33]" office:value-type="float" office:value="0.0845929461681252" calcext:value-type="float">
            <text:p>0.084592946168125</text:p>
          </table:table-cell>
          <table:table-cell table:formula="of:=([.C32]-[.$K$33])/[.$K$33]" office:value-type="float" office:value="0.0491911959692389" calcext:value-type="float">
            <text:p>0.049191195969239</text:p>
          </table:table-cell>
          <table:table-cell table:formula="of:=([.D32]-[.$K$33])/[.$K$33]" office:value-type="float" office:value="0.0491911959692389" calcext:value-type="float">
            <text:p>0.049191195969239</text:p>
          </table:table-cell>
          <table:table-cell table:formula="of:=([.E32]-[.$K$33])/[.$K$33]" office:value-type="float" office:value="0.0491911959692389" calcext:value-type="float">
            <text:p>0.049191195969239</text:p>
          </table:table-cell>
          <table:table-cell table:formula="of:=([.F32]-[.$K$33])/[.$K$33]" office:value-type="float" office:value="0.0483956510209493" calcext:value-type="float">
            <text:p>0.048395651020949</text:p>
          </table:table-cell>
          <table:table-cell table:formula="of:=([.G32]-[.$K$33])/[.$K$33]" office:value-type="float" office:value="0.0444179262795015" calcext:value-type="float">
            <text:p>0.044417926279502</text:p>
          </table:table-cell>
          <table:table-cell table:formula="of:=([.H32]-[.$K$33])/[.$K$33]" office:value-type="float" office:value="0.0409705648369133" calcext:value-type="float">
            <text:p>0.040970564836913</text:p>
          </table:table-cell>
          <table:table-cell table:formula="of:=([.I32]-[.$K$33])/[.$K$33]" office:value-type="float" office:value="0.0409705648369133" calcext:value-type="float">
            <text:p>0.040970564836913</text:p>
          </table:table-cell>
        </table:table-row>
        <table:table-row table:style-name="ro1">
          <table:table-cell office:value-type="float" office:value="15.1780571937561" calcext:value-type="float">
            <text:p>15.1780571937561</text:p>
          </table:table-cell>
          <table:table-cell office:value-type="float" office:value="8166" calcext:value-type="float">
            <text:p>8166</text:p>
          </table:table-cell>
          <table:table-cell table:number-columns-repeated="2" office:value-type="float" office:value="8123" calcext:value-type="float">
            <text:p>8123</text:p>
          </table:table-cell>
          <table:table-cell table:number-columns-repeated="5" office:value-type="float" office:value="8078" calcext:value-type="float">
            <text:p>8078</text:p>
          </table:table-cell>
          <table:table-cell/>
          <table:table-cell office:value-type="float" office:value="7542" calcext:value-type="float">
            <text:p>7542</text:p>
          </table:table-cell>
          <table:table-cell/>
          <table:table-cell table:formula="of:=([.B33]-[.$K$33])/[.$K$33]" office:value-type="float" office:value="0.0827366746221161" calcext:value-type="float">
            <text:p>0.082736674622116</text:p>
          </table:table-cell>
          <table:table-cell table:formula="of:=([.C33]-[.$K$33])/[.$K$33]" office:value-type="float" office:value="0.0770352691593742" calcext:value-type="float">
            <text:p>0.077035269159374</text:p>
          </table:table-cell>
          <table:table-cell table:formula="of:=([.D33]-[.$K$33])/[.$K$33]" office:value-type="float" office:value="0.0770352691593742" calcext:value-type="float">
            <text:p>0.077035269159374</text:p>
          </table:table-cell>
          <table:table-cell table:formula="of:=([.E33]-[.$K$33])/[.$K$33]" office:value-type="float" office:value="0.0710686820472023" calcext:value-type="float">
            <text:p>0.071068682047202</text:p>
          </table:table-cell>
          <table:table-cell table:formula="of:=([.F33]-[.$K$33])/[.$K$33]" office:value-type="float" office:value="0.0710686820472023" calcext:value-type="float">
            <text:p>0.071068682047202</text:p>
          </table:table-cell>
          <table:table-cell table:formula="of:=([.G33]-[.$K$33])/[.$K$33]" office:value-type="float" office:value="0.0710686820472023" calcext:value-type="float">
            <text:p>0.071068682047202</text:p>
          </table:table-cell>
          <table:table-cell table:formula="of:=([.H33]-[.$K$33])/[.$K$33]" office:value-type="float" office:value="0.0710686820472023" calcext:value-type="float">
            <text:p>0.071068682047202</text:p>
          </table:table-cell>
          <table:table-cell table:formula="of:=([.I33]-[.$K$33])/[.$K$33]" office:value-type="float" office:value="0.0710686820472023" calcext:value-type="float">
            <text:p>0.071068682047202</text:p>
          </table:table-cell>
        </table:table-row>
        <table:table-row table:style-name="ro1">
          <table:table-cell office:value-type="float" office:value="15.2697925567627" calcext:value-type="float">
            <text:p>15.2697925567627</text:p>
          </table:table-cell>
          <table:table-cell office:value-type="float" office:value="8864" calcext:value-type="float">
            <text:p>8864</text:p>
          </table:table-cell>
          <table:table-cell table:number-columns-repeated="2" office:value-type="float" office:value="8700" calcext:value-type="float">
            <text:p>8700</text:p>
          </table:table-cell>
          <table:table-cell table:number-columns-repeated="2" office:value-type="float" office:value="8695" calcext:value-type="float">
            <text:p>8695</text:p>
          </table:table-cell>
          <table:table-cell office:value-type="float" office:value="8616" calcext:value-type="float">
            <text:p>8616</text:p>
          </table:table-cell>
          <table:table-cell table:number-columns-repeated="2" office:value-type="float" office:value="8478" calcext:value-type="float">
            <text:p>8478</text:p>
          </table:table-cell>
          <table:table-cell table:number-columns-repeated="3"/>
          <table:table-cell table:formula="of:=([.B34]-[.$K$33])/[.$K$33]" office:value-type="float" office:value="0.175285070273137" calcext:value-type="float">
            <text:p>0.175285070273137</text:p>
          </table:table-cell>
          <table:table-cell table:formula="of:=([.C34]-[.$K$33])/[.$K$33]" office:value-type="float" office:value="0.153540175019889" calcext:value-type="float">
            <text:p>0.153540175019889</text:p>
          </table:table-cell>
          <table:table-cell table:formula="of:=([.D34]-[.$K$33])/[.$K$33]" office:value-type="float" office:value="0.153540175019889" calcext:value-type="float">
            <text:p>0.153540175019889</text:p>
          </table:table-cell>
          <table:table-cell table:formula="of:=([.E34]-[.$K$33])/[.$K$33]" office:value-type="float" office:value="0.152877220896314" calcext:value-type="float">
            <text:p>0.152877220896314</text:p>
          </table:table-cell>
          <table:table-cell table:formula="of:=([.F34]-[.$K$33])/[.$K$33]" office:value-type="float" office:value="0.152877220896314" calcext:value-type="float">
            <text:p>0.152877220896314</text:p>
          </table:table-cell>
          <table:table-cell table:formula="of:=([.G34]-[.$K$33])/[.$K$33]" office:value-type="float" office:value="0.142402545743835" calcext:value-type="float">
            <text:p>0.142402545743835</text:p>
          </table:table-cell>
          <table:table-cell table:formula="of:=([.H34]-[.$K$33])/[.$K$33]" office:value-type="float" office:value="0.124105011933174" calcext:value-type="float">
            <text:p>0.124105011933174</text:p>
          </table:table-cell>
          <table:table-cell table:formula="of:=([.I34]-[.$K$33])/[.$K$33]" office:value-type="float" office:value="0.124105011933174" calcext:value-type="float">
            <text:p>0.124105011933174</text:p>
          </table:table-cell>
        </table:table-row>
        <table:table-row table:style-name="ro1">
          <table:table-cell office:value-type="float" office:value="15.2929525375366" calcext:value-type="float">
            <text:p>15.2929525375366</text:p>
          </table:table-cell>
          <table:table-cell office:value-type="float" office:value="8181" calcext:value-type="float">
            <text:p>8181</text:p>
          </table:table-cell>
          <table:table-cell table:number-columns-repeated="2" office:value-type="float" office:value="8049" calcext:value-type="float">
            <text:p>8049</text:p>
          </table:table-cell>
          <table:table-cell table:number-columns-repeated="4" office:value-type="float" office:value="8019" calcext:value-type="float">
            <text:p>8019</text:p>
          </table:table-cell>
          <table:table-cell office:value-type="float" office:value="8007" calcext:value-type="float">
            <text:p>8007</text:p>
          </table:table-cell>
          <table:table-cell table:number-columns-repeated="3"/>
          <table:table-cell table:formula="of:=([.B35]-[.$K$33])/[.$K$33]" office:value-type="float" office:value="0.0847255369928401" calcext:value-type="float">
            <text:p>0.08472553699284</text:p>
          </table:table-cell>
          <table:table-cell table:formula="of:=([.C35]-[.$K$33])/[.$K$33]" office:value-type="float" office:value="0.0672235481304694" calcext:value-type="float">
            <text:p>0.067223548130469</text:p>
          </table:table-cell>
          <table:table-cell table:formula="of:=([.D35]-[.$K$33])/[.$K$33]" office:value-type="float" office:value="0.0672235481304694" calcext:value-type="float">
            <text:p>0.067223548130469</text:p>
          </table:table-cell>
          <table:table-cell table:formula="of:=([.E35]-[.$K$33])/[.$K$33]" office:value-type="float" office:value="0.0632458233890215" calcext:value-type="float">
            <text:p>0.063245823389022</text:p>
          </table:table-cell>
          <table:table-cell table:formula="of:=([.F35]-[.$K$33])/[.$K$33]" office:value-type="float" office:value="0.0632458233890215" calcext:value-type="float">
            <text:p>0.063245823389022</text:p>
          </table:table-cell>
          <table:table-cell table:formula="of:=([.G35]-[.$K$33])/[.$K$33]" office:value-type="float" office:value="0.0632458233890215" calcext:value-type="float">
            <text:p>0.063245823389022</text:p>
          </table:table-cell>
          <table:table-cell table:formula="of:=([.H35]-[.$K$33])/[.$K$33]" office:value-type="float" office:value="0.0632458233890215" calcext:value-type="float">
            <text:p>0.063245823389022</text:p>
          </table:table-cell>
          <table:table-cell table:formula="of:=([.I35]-[.$K$33])/[.$K$33]" office:value-type="float" office:value="0.0616547334924423" calcext:value-type="float">
            <text:p>0.061654733492442</text:p>
          </table:table-cell>
        </table:table-row>
        <table:table-row table:style-name="ro1">
          <table:table-cell office:value-type="float" office:value="15.1577816009521" calcext:value-type="float">
            <text:p>15.1577816009521</text:p>
          </table:table-cell>
          <table:table-cell office:value-type="float" office:value="8780" calcext:value-type="float">
            <text:p>8780</text:p>
          </table:table-cell>
          <table:table-cell office:value-type="float" office:value="8564" calcext:value-type="float">
            <text:p>8564</text:p>
          </table:table-cell>
          <table:table-cell table:number-columns-repeated="4" office:value-type="float" office:value="8489" calcext:value-type="float">
            <text:p>8489</text:p>
          </table:table-cell>
          <table:table-cell office:value-type="float" office:value="8159" calcext:value-type="float">
            <text:p>8159</text:p>
          </table:table-cell>
          <table:table-cell office:value-type="float" office:value="8157" calcext:value-type="float">
            <text:p>8157</text:p>
          </table:table-cell>
          <table:table-cell table:number-columns-repeated="3"/>
          <table:table-cell table:formula="of:=([.B36]-[.$K$33])/[.$K$33]" office:value-type="float" office:value="0.164147440997083" calcext:value-type="float">
            <text:p>0.164147440997083</text:p>
          </table:table-cell>
          <table:table-cell table:formula="of:=([.C36]-[.$K$33])/[.$K$33]" office:value-type="float" office:value="0.135507822858658" calcext:value-type="float">
            <text:p>0.135507822858658</text:p>
          </table:table-cell>
          <table:table-cell table:formula="of:=([.D36]-[.$K$33])/[.$K$33]" office:value-type="float" office:value="0.125563511005038" calcext:value-type="float">
            <text:p>0.125563511005038</text:p>
          </table:table-cell>
          <table:table-cell table:formula="of:=([.E36]-[.$K$33])/[.$K$33]" office:value-type="float" office:value="0.125563511005038" calcext:value-type="float">
            <text:p>0.125563511005038</text:p>
          </table:table-cell>
          <table:table-cell table:formula="of:=([.F36]-[.$K$33])/[.$K$33]" office:value-type="float" office:value="0.125563511005038" calcext:value-type="float">
            <text:p>0.125563511005038</text:p>
          </table:table-cell>
          <table:table-cell table:formula="of:=([.G36]-[.$K$33])/[.$K$33]" office:value-type="float" office:value="0.125563511005038" calcext:value-type="float">
            <text:p>0.125563511005038</text:p>
          </table:table-cell>
          <table:table-cell table:formula="of:=([.H36]-[.$K$33])/[.$K$33]" office:value-type="float" office:value="0.0818085388491116" calcext:value-type="float">
            <text:p>0.081808538849112</text:p>
          </table:table-cell>
          <table:table-cell table:formula="of:=([.I36]-[.$K$33])/[.$K$33]" office:value-type="float" office:value="0.0815433571996818" calcext:value-type="float">
            <text:p>0.08154335719968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 AVERAGE([.A2:.A36])" office:value-type="float" office:value="27.0093896525247" calcext:value-type="float">
            <text:p>27.0093896525247</text:p>
          </table:table-cell>
          <table:table-cell table:number-columns-repeated="11"/>
          <table:table-cell table:formula="of:=AVERAGE([.M2:.M36])" office:value-type="float" office:value="0.170849118589195" calcext:value-type="float">
            <text:p>0.170849118589195</text:p>
          </table:table-cell>
          <table:table-cell table:formula="of:=AVERAGE([.N2:.N36])" office:value-type="float" office:value="0.165690864430155" calcext:value-type="float">
            <text:p>0.165690864430155</text:p>
          </table:table-cell>
          <table:table-cell table:formula="of:=AVERAGE([.O2:.O36])" office:value-type="float" office:value="0.162453234450182" calcext:value-type="float">
            <text:p>0.162453234450182</text:p>
          </table:table-cell>
          <table:table-cell table:formula="of:=AVERAGE([.P2:.P36])" office:value-type="float" office:value="0.159864304438536" calcext:value-type="float">
            <text:p>0.159864304438536</text:p>
          </table:table-cell>
          <table:table-cell table:formula="of:=AVERAGE([.Q2:.Q36])" office:value-type="float" office:value="0.159194749952873" calcext:value-type="float">
            <text:p>0.159194749952873</text:p>
          </table:table-cell>
          <table:table-cell table:formula="of:=AVERAGE([.R2:.R36])" office:value-type="float" office:value="0.158339866096885" calcext:value-type="float">
            <text:p>0.158339866096885</text:p>
          </table:table-cell>
          <table:table-cell table:formula="of:=AVERAGE([.S2:.S36])" office:value-type="float" office:value="0.154238192770117" calcext:value-type="float">
            <text:p>0.154238192770117</text:p>
          </table:table-cell>
          <table:table-cell table:formula="of:=AVERAGE([.T2:.T36])" office:value-type="float" office:value="0.150269318108166" calcext:value-type="float">
            <text:p>0.150269318108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5:16:40.531756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2-06-09T15:18:21.091268176</dc:date>
    <meta:editing-duration>PT16M10S</meta:editing-duration>
    <meta:editing-cycles>6</meta:editing-cycles>
    <meta:document-statistic meta:table-count="1" meta:cell-count="626" meta:object-count="0"/>
  </office:meta>
</office:document-meta>
</file>